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E0000017496196ADEBD3CEB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0c6d8f" officeooo:paragraph-rsid="000c6d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7"/>Correction du devoir maison : exercice 79 p 116</text:p>
      <text:p text:style-name="P1"/>
      <text:p text:style-name="P1"/>
      <text:p text:style-name="P1"><draw:frame draw:style-name="fr1" draw:name="Image1" text:anchor-type="paragraph" svg:width="13.069cm" svg:height="9.841cm" draw:z-index="0"><draw:image xlink:href="Pictures/10000000000001EE0000017496196ADEBD3CEB0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08:40:10.879000000</meta:creation-date>
    <meta:generator>LibreOffice/6.0.1.1$Windows_X86_64 LibreOffice_project/60bfb1526849283ce2491346ed2aa51c465abfe6</meta:generator>
    <dc:date>2020-11-05T08:44:03.132000000</dc:date>
    <meta:editing-duration>PT3M51S</meta:editing-duration>
    <meta:editing-cycles>3</meta:editing-cycles>
    <meta:document-statistic meta:table-count="0" meta:image-count="1" meta:object-count="0" meta:page-count="1" meta:paragraph-count="1" meta:word-count="9" meta:character-count="64" meta:non-whitespace-character-count="39"/>
  </office:meta>
</office:document-meta>
</file>